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927DDD18B10FBD72.png" manifest:media-type="image/png"/>
  <manifest:file-entry manifest:full-path="Pictures/100002010000064000000384EAA05AF299F05E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c570" officeooo:paragraph-rsid="0004c5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75cm, 0.228cm, 1.9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4cm, 0.64cm, 1.52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13cm" svg:y="0.642cm" svg:width="16.909cm" svg:height="5.637cm" draw:z-index="0"><draw:image xlink:href="Pictures/100002010000064000000384EAA05AF299F05E4F.png" xlink:type="simple" xlink:show="embed" xlink:actuate="onLoad" loext:mime-type="image/png"/></draw:frame>LINUX REDIRECTION &amp; PIPING</text:p>
      <text:p text:style-name="Standard"><draw:frame draw:style-name="fr2" draw:name="Image2" text:anchor-type="paragraph" svg:x="0.217cm" svg:y="5.957cm" svg:width="16.743cm" svg:height="7.424cm" draw:z-index="1"><draw:image xlink:href="Pictures/100002010000064000000384927DDD18B10FBD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2:22:52.130658023</meta:creation-date>
    <dc:date>2022-04-21T12:34:45.063889982</dc:date>
    <meta:editing-duration>PT11M5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4" meta:character-count="26" meta:non-whitespace-character-count="23"/>
  </office:meta>
</office:document-meta>
</file>